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5.2217in"/>
    </style:style>
    <style:style style:name="co12" style:family="table-column">
      <style:table-column-properties fo:break-before="auto" style:column-width="0.428in"/>
    </style:style>
    <style:style style:name="co13" style:family="table-column">
      <style:table-column-properties fo:break-before="auto" style:column-width="4.4701in"/>
    </style:style>
    <style:style style:name="co14" style:family="table-column">
      <style:table-column-properties fo:break-before="auto" style:column-width="0.9083in"/>
    </style:style>
    <style:style style:name="co15" style:family="table-column">
      <style:table-column-properties fo:break-before="auto" style:column-width="0.9957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3.2028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5.3547in"/>
    </style:style>
    <style:style style:name="co32" style:family="table-column">
      <style:table-column-properties fo:break-before="auto" style:column-width="0.3953in"/>
    </style:style>
    <style:style style:name="co33" style:family="table-column">
      <style:table-column-properties fo:break-before="auto" style:column-width="3.9453in"/>
    </style:style>
    <style:style style:name="co22" style:family="table-column">
      <style:table-column-properties fo:break-before="auto" style:column-width="0.4492in"/>
    </style:style>
    <style:style style:name="co23" style:family="table-column">
      <style:table-column-properties fo:break-before="auto" style:column-width="4.710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2.272in"/>
    </style:style>
    <style:style style:name="co26" style:family="table-column">
      <style:table-column-properties fo:break-before="auto" style:column-width="1.7146in"/>
    </style:style>
    <style:style style:name="co27" style:family="table-column">
      <style:table-column-properties fo:break-before="auto" style:column-width="2.3791in"/>
    </style:style>
    <style:style style:name="co28" style:family="table-column">
      <style:table-column-properties fo:break-before="auto" style:column-width="1.6264in"/>
    </style:style>
    <style:style style:name="co29" style:family="table-column">
      <style:table-column-properties fo:break-before="auto" style:column-width="2.4472in"/>
    </style:style>
    <style:style style:name="co30" style:family="table-column">
      <style:table-column-properties fo:break-before="auto" style:column-width="0.95in"/>
    </style:style>
    <style:style style:name="co31" style:family="table-column">
      <style:table-column-properties fo:break-before="auto" style:column-width="1.3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004a4a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006b6b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0008in solid #800000" fo:background-color="#b84747" style:diagonal-bl-tr="none" style:diagonal-tl-br="none" style:text-align-source="fix" style:repeat-content="false" fo:wrap-option="no-wrap" fo:border-left="0.0138in solid #800000" fo:padding="0.0138in" fo:border-right="0.0008in solid #800000" style:rotation-angle="0" style:rotation-align="none" fo:border-top="0.0138in solid #800000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0.0008in solid #800000" fo:background-color="#ffffff" style:diagonal-bl-tr="none" style:diagonal-tl-br="none" style:text-align-source="fix" style:repeat-content="false" fo:wrap-option="no-wrap" fo:border-left="0.0138in solid #800000" fo:padding="0.0138in" fo:border-right="0.0008in solid #8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0008in solid #800000" fo:background-color="#b84747" style:diagonal-bl-tr="none" style:diagonal-tl-br="none" style:text-align-source="fix" style:repeat-content="false" fo:wrap-option="no-wrap" fo:border-left="none" fo:padding="0.0138in" fo:border-right="0.0008in solid #800000" style:rotation-angle="0" style:rotation-align="none" fo:border-top="0.0138in solid #800000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0008in solid #800000" fo:background-color="#ffffff" style:diagonal-bl-tr="none" style:diagonal-tl-br="none" style:text-align-source="fix" style:repeat-content="false" fo:wrap-option="no-wrap" fo:border-left="none" fo:padding="0.0138in" fo:border-right="0.0008in solid #8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4">
      <style:table-cell-properties fo:background-color="#e6e6e6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0.0008in solid #000080" fo:background-color="#0099ff" style:diagonal-bl-tr="none" style:diagonal-tl-br="none" style:text-align-source="fix" style:repeat-content="false" fo:wrap-option="no-wrap" fo:border-left="none" fo:padding="0.0138in" fo:border-right="none" style:rotation-angle="0" style:rotation-align="none" fo:border-top="0.0346in solid #000080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0138in solid #b84700" fo:background-color="#355e0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ackground-color="#94bd5e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94bd5e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111111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66ccff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esting Data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table:style-name="ce33" office:value-type="string" table:number-columns-spanned="3" table:number-rows-spanned="1">
            <text:p>US1</text:p>
          </table:table-cell>
          <table:covered-table-cell table:number-columns-repeated="2" table:style-name="ce38"/>
          <table:table-cell table:style-name="ce33" office:value-type="string" table:number-columns-spanned="3" table:number-rows-spanned="1">
            <text:p>US2</text:p>
          </table:table-cell>
          <table:covered-table-cell table:number-columns-repeated="2" table:style-name="ce38"/>
          <table:table-cell table:style-name="ce33" office:value-type="string" table:number-columns-spanned="3" table:number-rows-spanned="1">
            <text:p>US3</text:p>
          </table:table-cell>
          <table:covered-table-cell table:number-columns-repeated="2" table:style-name="ce33"/>
          <table:table-cell table:style-name="ce33" office:value-type="string" table:number-columns-spanned="3" table:number-rows-spanned="1">
            <text:p>US4</text:p>
          </table:table-cell>
          <table:covered-table-cell table:number-columns-repeated="2" table:style-name="ce38"/>
          <table:table-cell table:style-name="ce33" office:value-type="string" table:number-columns-spanned="3" table:number-rows-spanned="1">
            <text:p>US5</text:p>
          </table:table-cell>
          <table:covered-table-cell table:number-columns-repeated="2" table:style-name="ce38"/>
        </table:table-row>
        <table:table-row table:style-name="ro1">
          <table:table-cell table:style-name="ce34" office:value-type="string" table:number-columns-spanned="3" table:number-rows-spanned="1">
            <text:p>Pos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valid username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valid username</text:p>
          </table:table-cell>
          <table:table-cell table:number-columns-repeated="4"/>
          <table:table-cell table:style-name="ce35" office:value-type="string">
            <text:p>ID</text:p>
          </table:table-cell>
          <table:table-cell table:style-name="ce35" office:value-type="string">
            <text:p>Valid Body Name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Valid Body Name</text:p>
          </table:table-cell>
          <table:table-cell/>
        </table:table-row>
        <table:table-row table:style-name="ro1">
          <table:table-cell office:value-type="string">
            <text:p>VU1</text:p>
          </table:table-cell>
          <table:table-cell office:value-type="string">
            <text:p>Excal-ibur_2012</text:p>
          </table:table-cell>
          <table:table-cell/>
          <table:table-cell office:value-type="string">
            <text:p>VU1</text:p>
          </table:table-cell>
          <table:table-cell office:value-type="string">
            <text:p>Limbo</text:p>
          </table:table-cell>
          <table:table-cell table:number-columns-repeated="4"/>
          <table:table-cell office:value-type="string">
            <text:p>VN1</text:p>
          </table:table-cell>
          <table:table-cell office:value-type="string">
            <text:p>Cali-ban2020</text:p>
          </table:table-cell>
          <table:table-cell/>
          <table:table-cell office:value-type="string">
            <text:p>VN1</text:p>
          </table:table-cell>
          <table:table-cell office:value-type="string">
            <text:p>Da-gath</text:p>
          </table:table-cell>
          <table:table-cell/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valid password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valid password</text:p>
          </table:table-cell>
          <table:table-cell table:number-columns-repeated="4"/>
          <table:table-cell table:style-name="ce35" office:value-type="string">
            <text:p>ID</text:p>
          </table:table-cell>
          <table:table-cell table:style-name="ce35" office:value-type="string">
            <text:p>Photo Type</text:p>
          </table:table-cell>
          <table:table-cell/>
          <table:table-cell office:value-type="string">
            <text:p>VN2</text:p>
          </table:table-cell>
          <table:table-cell office:value-type="string">
            <text:p>Titan</text:p>
          </table:table-cell>
          <table:table-cell/>
        </table:table-row>
        <table:table-row table:style-name="ro1">
          <table:table-cell office:value-type="string">
            <text:p>VP1</text:p>
          </table:table-cell>
          <table:table-cell office:value-type="string">
            <text:p>Harr-ow_2017</text:p>
          </table:table-cell>
          <table:table-cell/>
          <table:table-cell office:value-type="string">
            <text:p>VP1</text:p>
          </table:table-cell>
          <table:table-cell office:value-type="string">
            <text:p>Cataclysm2012</text:p>
          </table:table-cell>
          <table:table-cell table:number-columns-repeated="4"/>
          <table:table-cell office:value-type="string">
            <text:p>VPH1</text:p>
          </table:table-cell>
          <table:table-cell office:value-type="string">
            <text:p>.jepg</text:p>
          </table:table-cell>
          <table:table-cell/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</table:table-row>
        <table:table-row table:style-name="ro1"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  <table:table-cell table:number-columns-repeated="3"/>
          <table:table-cell office:value-type="string">
            <text:p>VPH2</text:p>
          </table:table-cell>
          <table:table-cell office:value-type="string">
            <text:p>.png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Invalid Body Name</text:p>
          </table:table-cell>
          <table:table-cell table:style-name="ce35" office:value-type="string">
            <text:p>Req unfullied</text:p>
          </table:table-cell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invalid username</text:p>
          </table:table-cell>
          <table:table-cell table:style-name="ce35" office:value-type="string">
            <text:p>req unfullied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invalid username</text:p>
          </table:table-cell>
          <table:table-cell table:style-name="ce35" office:value-type="string">
            <text:p>req unfullied</text:p>
          </table:table-cell>
          <table:table-cell table:number-columns-repeated="3"/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  <table:table-cell office:value-type="string">
            <text:p>IN1</text:p>
          </table:table-cell>
          <table:table-cell office:value-type="string">
            <text:p>Lavos</text:p>
          </table:table-cell>
          <table:table-cell office:value-type="string">
            <text:p>PR5, SR2</text:p>
          </table:table-cell>
        </table:table-row>
        <table:table-row table:style-name="ro1">
          <table:table-cell office:value-type="string">
            <text:p>IU1</text:p>
          </table:table-cell>
          <table:table-cell office:value-type="string">
            <text:p>Limbo</text:p>
          </table:table-cell>
          <table:table-cell office:value-type="string">
            <text:p>UR1</text:p>
          </table:table-cell>
          <table:table-cell office:value-type="string">
            <text:p>IU1</text:p>
          </table:table-cell>
          <table:table-cell office:value-type="string">
            <text:p>Atlas</text:p>
          </table:table-cell>
          <table:table-cell office:value-type="string">
            <text:p>SR3</text:p>
          </table:table-cell>
          <table:table-cell table:number-columns-repeated="3"/>
          <table:table-cell table:style-name="ce35" office:value-type="string">
            <text:p>ID</text:p>
          </table:table-cell>
          <table:table-cell table:style-name="ce35" office:value-type="string">
            <text:p>Invalid Body Name</text:p>
          </table:table-cell>
          <table:table-cell table:style-name="ce35" office:value-type="string">
            <text:p>Req unfullied</text:p>
          </table:table-cell>
          <table:table-cell office:value-type="string">
            <text:p>IN2</text:p>
          </table:table-cell>
          <table:table-cell office:value-type="string">
            <text:p>Excalibur</text:p>
          </table:table-cell>
          <table:table-cell office:value-type="string">
            <text:p>MR5, SR2</text:p>
          </table:table-cell>
        </table:table-row>
        <table:table-row table:style-name="ro1">
          <table:table-cell office:value-type="string">
            <text:p>IU2</text:p>
          </table:table-cell>
          <table:table-cell office:value-type="string">
            <text:p>Mesa</text:p>
          </table:table-cell>
          <table:table-cell office:value-type="string">
            <text:p>UR2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invalid password</text:p>
          </table:table-cell>
          <table:table-cell table:style-name="ce35" office:value-type="string">
            <text:p>req unfullied</text:p>
          </table:table-cell>
          <table:table-cell table:number-columns-repeated="3"/>
          <table:table-cell office:value-type="string">
            <text:p>IN1</text:p>
          </table:table-cell>
          <table:table-cell office:value-type="string">
            <text:p>Da-gath</text:p>
          </table:table-cell>
          <table:table-cell office:value-type="string">
            <text:p>PR3, MR3</text:p>
          </table:table-cell>
          <table:table-cell table:style-name="ce37" office:value-type="string" table:number-columns-spanned="2" table:number-rows-spanned="1">
            <text:p>Decision Table</text:p>
          </table:table-cell>
          <table:covered-table-cell/>
          <table:table-cell/>
        </table:table-row>
        <table:table-row table:style-name="ro1">
          <table:table-cell office:value-type="string">
            <text:p>IU3</text:p>
          </table:table-cell>
          <table:table-cell office:value-type="string">
            <text:p>Trinity_and_Excalibur_best_friends</text:p>
          </table:table-cell>
          <table:table-cell office:value-type="string">
            <text:p>UR2</text:p>
          </table:table-cell>
          <table:table-cell office:value-type="string">
            <text:p>IP1</text:p>
          </table:table-cell>
          <table:table-cell office:value-type="string">
            <text:p>BigRocks</text:p>
          </table:table-cell>
          <table:table-cell office:value-type="string">
            <text:p>SR3</text:p>
          </table:table-cell>
          <table:table-cell table:number-columns-repeated="3"/>
          <table:table-cell office:value-type="string">
            <text:p>IN2</text:p>
          </table:table-cell>
          <table:table-cell office:value-type="string">
            <text:p>Garuda!</text:p>
          </table:table-cell>
          <table:table-cell office:value-type="string">
            <text:p>PR2, MR2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Excpeted Result</text:p>
          </table:table-cell>
          <table:table-cell/>
        </table:table-row>
        <table:table-row table:style-name="ro1">
          <table:table-cell office:value-type="string">
            <text:p>IU4</text:p>
          </table:table-cell>
          <table:table-cell table:style-name="ce39" office:value-type="string">
            <text:p>2014Hydroid</text:p>
          </table:table-cell>
          <table:table-cell office:value-type="string">
            <text:p>UR3</text:p>
          </table:table-cell>
          <table:table-cell table:style-name="ce37" office:value-type="string" table:number-columns-spanned="3" table:number-rows-spanned="1">
            <text:p>Decision Table</text:p>
          </table:table-cell>
          <table:covered-table-cell table:number-columns-repeated="2"/>
          <table:table-cell table:number-columns-repeated="3"/>
          <table:table-cell office:value-type="string">
            <text:p>IN3</text:p>
          </table:table-cell>
          <table:table-cell office:value-type="string">
            <text:p>WhySoManyOptionsJustChooseOne</text:p>
          </table:table-cell>
          <table:table-cell office:value-type="string">
            <text:p>PR1, MR1</text:p>
          </table:table-cell>
          <table:table-cell office:value-type="string">
            <text:p>VN1</text:p>
          </table:table-cell>
          <table:table-cell office:value-type="string">
            <text:p>Body deleted</text:p>
          </table:table-cell>
          <table:table-cell/>
        </table:table-row>
        <table:table-row table:style-name="ro1">
          <table:table-cell office:value-type="string">
            <text:p>IU5</text:p>
          </table:table-cell>
          <table:table-cell office:value-type="string">
            <text:p>Limbo!!</text:p>
          </table:table-cell>
          <table:table-cell office:value-type="string">
            <text:p>UR4</text:p>
          </table:table-cell>
          <table:table-cell table:style-name="ce35" office:value-type="string">
            <text:p>Username</text:p>
          </table:table-cell>
          <table:table-cell table:style-name="ce35" office:value-type="string">
            <text:p>Password</text:p>
          </table:table-cell>
          <table:table-cell table:style-name="ce35" office:value-type="string">
            <text:p>Expected Result</text:p>
          </table:table-cell>
          <table:table-cell table:number-columns-repeated="3"/>
          <table:table-cell table:style-name="ce35" office:value-type="string">
            <text:p>ID</text:p>
          </table:table-cell>
          <table:table-cell table:style-name="ce35" office:value-type="string">
            <text:p>Invalid Image Type</text:p>
          </table:table-cell>
          <table:table-cell table:style-name="ce35" office:value-type="string">
            <text:p>Req unfullied</text:p>
          </table:table-cell>
          <table:table-cell office:value-type="string">
            <text:p>VN2</text:p>
          </table:table-cell>
          <table:table-cell office:value-type="string">
            <text:p>Body deleted</text:p>
          </table:table-cell>
          <table:table-cell/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invalid password</text:p>
          </table:table-cell>
          <table:table-cell table:style-name="ce35" office:value-type="string">
            <text:p>req unfullied</text:p>
          </table:table-cell>
          <table:table-cell office:value-type="string">
            <text:p>VU1</text:p>
          </table:table-cell>
          <table:table-cell office:value-type="string">
            <text:p>VP1</text:p>
          </table:table-cell>
          <table:table-cell office:value-type="string">
            <text:p>login success</text:p>
          </table:table-cell>
          <table:table-cell table:number-columns-repeated="3"/>
          <table:table-cell office:value-type="string">
            <text:p>IPH1</text:p>
          </table:table-cell>
          <table:table-cell office:value-type="string">
            <text:p>.webp</text:p>
          </table:table-cell>
          <table:table-cell office:value-type="string">
            <text:p>PR6, MR7</text:p>
          </table:table-cell>
          <table:table-cell office:value-type="string">
            <text:p>IN1</text:p>
          </table:table-cell>
          <table:table-cell office:value-type="string">
            <text:p>Invalid Body Name</text:p>
          </table:table-cell>
          <table:table-cell/>
        </table:table-row>
        <table:table-row table:style-name="ro1">
          <table:table-cell office:value-type="string">
            <text:p>IP1</text:p>
          </table:table-cell>
          <table:table-cell office:value-type="string">
            <text:p>L0ki</text:p>
          </table:table-cell>
          <table:table-cell office:value-type="string">
            <text:p>UR2</text:p>
          </table:table-cell>
          <table:table-cell office:value-type="string">
            <text:p>VU1</text:p>
          </table:table-cell>
          <table:table-cell office:value-type="string">
            <text:p>IP1</text:p>
          </table:table-cell>
          <table:table-cell office:value-type="string">
            <text:p>Invalid Credentials alert</text:p>
          </table:table-cell>
          <table:table-cell table:number-columns-repeated="3"/>
          <table:table-cell table:style-name="ce37" office:value-type="string" table:number-columns-spanned="2" table:number-rows-spanned="1">
            <text:p>Decision Table</text:p>
          </table:table-cell>
          <table:covered-table-cell/>
          <table:table-cell/>
          <table:table-cell office:value-type="string">
            <text:p>IN2</text:p>
          </table:table-cell>
          <table:table-cell office:value-type="string">
            <text:p>Invalid Moon Name</text:p>
          </table:table-cell>
          <table:table-cell/>
        </table:table-row>
        <table:table-row table:style-name="ro1">
          <table:table-cell office:value-type="string">
            <text:p>IP2</text:p>
          </table:table-cell>
          <table:table-cell office:value-type="string">
            <text:p>LimboIsTheBestWarframeForever!!!</text:p>
          </table:table-cell>
          <table:table-cell office:value-type="string">
            <text:p>UR2</text:p>
          </table:table-cell>
          <table:table-cell office:value-type="string">
            <text:p>IU1</text:p>
          </table:table-cell>
          <table:table-cell office:value-type="string">
            <text:p>VP1</text:p>
          </table:table-cell>
          <table:table-cell office:value-type="string">
            <text:p>Invalid Credentials alert</text:p>
          </table:table-cell>
          <table:table-cell table:number-columns-repeated="3"/>
          <table:table-cell table:style-name="ce35" office:value-type="string">
            <text:p>ID</text:p>
          </table:table-cell>
          <table:table-cell table:style-name="ce35" office:value-type="string">
            <text:p>Excpted Result</text:p>
          </table:table-cell>
          <table:table-cell table:number-columns-repeated="4"/>
        </table:table-row>
        <table:table-row table:style-name="ro1">
          <table:table-cell office:value-type="string">
            <text:p>IP3</text:p>
          </table:table-cell>
          <table:table-cell office:value-type="string">
            <text:p>3quinox</text:p>
          </table:table-cell>
          <table:table-cell office:value-type="string">
            <text:p>UR3</text:p>
          </table:table-cell>
          <table:table-cell office:value-type="string">
            <text:p>IU1</text:p>
          </table:table-cell>
          <table:table-cell office:value-type="string">
            <text:p>IP1</text:p>
          </table:table-cell>
          <table:table-cell office:value-type="string">
            <text:p>Invalid Credentials alert</text:p>
          </table:table-cell>
          <table:table-cell table:number-columns-repeated="3"/>
          <table:table-cell office:value-type="string">
            <text:p>VN1</text:p>
          </table:table-cell>
          <table:table-cell office:value-type="string">
            <text:p>Planet added</text:p>
          </table:table-cell>
          <table:table-cell table:number-columns-repeated="4"/>
        </table:table-row>
        <table:table-row table:style-name="ro1">
          <table:table-cell office:value-type="string">
            <text:p>IP4</text:p>
          </table:table-cell>
          <table:table-cell office:value-type="string">
            <text:p>Atlas1sTher0ck!!</text:p>
          </table:table-cell>
          <table:table-cell office:value-type="string">
            <text:p>UR5, UR6</text:p>
          </table:table-cell>
          <table:table-cell table:style-name="ce35" office:value-type="string">
            <text:p>User State</text:p>
          </table:table-cell>
          <table:table-cell table:style-name="ce35" office:value-type="string">
            <text:p>Expceted Result</text:p>
          </table:table-cell>
          <table:table-cell table:number-columns-repeated="4"/>
          <table:table-cell office:value-type="string">
            <text:p>VPH1</text:p>
          </table:table-cell>
          <table:table-cell office:value-type="string">
            <text:p>Planet added</text:p>
          </table:table-cell>
          <table:table-cell table:number-columns-repeated="4"/>
        </table:table-row>
        <table:table-row table:style-name="ro1">
          <table:table-cell office:value-type="string">
            <text:p>IP5</text:p>
          </table:table-cell>
          <table:table-cell office:value-type="string">
            <text:p>atlas2019</text:p>
          </table:table-cell>
          <table:table-cell office:value-type="string">
            <text:p>UR5</text:p>
          </table:table-cell>
          <table:table-cell office:value-type="string">
            <text:p>logged in</text:p>
          </table:table-cell>
          <table:table-cell office:value-type="string">
            <text:p>can access home page directly</text:p>
          </table:table-cell>
          <table:table-cell table:number-columns-repeated="4"/>
          <table:table-cell office:value-type="string">
            <text:p>VPH2</text:p>
          </table:table-cell>
          <table:table-cell office:value-type="string">
            <text:p>Planet added</text:p>
          </table:table-cell>
          <table:table-cell table:number-columns-repeated="4"/>
        </table:table-row>
        <table:table-row table:style-name="ro1">
          <table:table-cell office:value-type="string">
            <text:p>IP6</text:p>
          </table:table-cell>
          <table:table-cell office:value-type="string">
            <text:p>ATLAS2019 <text:s text:c="3"/></text:p>
          </table:table-cell>
          <table:table-cell office:value-type="string">
            <text:p>UR5</text:p>
          </table:table-cell>
          <table:table-cell office:value-type="string">
            <text:p>logged out</text:p>
          </table:table-cell>
          <table:table-cell office:value-type="string">
            <text:p>can not access home page directly</text:p>
          </table:table-cell>
          <table:table-cell table:number-columns-repeated="4"/>
          <table:table-cell office:value-type="string">
            <text:p>IN1</text:p>
          </table:table-cell>
          <table:table-cell office:value-type="string">
            <text:p>Planet with name already exists</text:p>
          </table:table-cell>
          <table:table-cell table:number-columns-repeated="4"/>
        </table:table-row>
        <table:table-row table:style-name="ro1">
          <table:table-cell office:value-type="string">
            <text:p>IP7</text:p>
          </table:table-cell>
          <table:table-cell office:value-type="string">
            <text:p>Ash</text:p>
          </table:table-cell>
          <table:table-cell office:value-type="string">
            <text:p>UR5</text:p>
          </table:table-cell>
          <table:table-cell table:number-columns-repeated="6"/>
          <table:table-cell office:value-type="string">
            <text:p>IN2</text:p>
          </table:table-cell>
          <table:table-cell office:value-type="string">
            <text:p>Invalid Characters</text:p>
          </table:table-cell>
          <table:table-cell table:number-columns-repeated="4"/>
        </table:table-row>
        <table:table-row table:style-name="ro1">
          <table:table-cell table:style-name="ce37" office:value-type="string" table:number-columns-spanned="3" table:number-rows-spanned="1">
            <text:p>Decision Table</text:p>
          </table:table-cell>
          <table:covered-table-cell table:number-columns-repeated="2"/>
          <table:table-cell table:number-columns-repeated="6"/>
          <table:table-cell office:value-type="string">
            <text:p>IN3</text:p>
          </table:table-cell>
          <table:table-cell office:value-type="string">
            <text:p>Too many Characters</text:p>
          </table:table-cell>
          <table:table-cell table:number-columns-repeated="4"/>
        </table:table-row>
        <table:table-row table:style-name="ro1">
          <table:table-cell table:style-name="ce35" office:value-type="string">
            <text:p>Username</text:p>
          </table:table-cell>
          <table:table-cell table:style-name="ce35" office:value-type="string">
            <text:p>Password</text:p>
          </table:table-cell>
          <table:table-cell table:style-name="ce35" office:value-type="string">
            <text:p>Excpeted Result</text:p>
          </table:table-cell>
          <table:table-cell table:number-columns-repeated="6"/>
          <table:table-cell office:value-type="string">
            <text:p>IPH1</text:p>
          </table:table-cell>
          <table:table-cell office:value-type="string">
            <text:p>Invalid Photo Type</text:p>
          </table:table-cell>
          <table:table-cell table:number-columns-repeated="4"/>
        </table:table-row>
        <table:table-row table:style-name="ro1">
          <table:table-cell office:value-type="string">
            <text:p>VU1</text:p>
          </table:table-cell>
          <table:table-cell office:value-type="string">
            <text:p>VP1</text:p>
          </table:table-cell>
          <table:table-cell office:value-type="string">
            <text:p>Account creation Scucess</text:p>
          </table:table-cell>
          <table:table-cell table:number-columns-repeated="12"/>
        </table:table-row>
        <table:table-row table:style-name="ro1">
          <table:table-cell office:value-type="string">
            <text:p>IU1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12"/>
        </table:table-row>
        <table:table-row table:style-name="ro1">
          <table:table-cell office:value-type="string">
            <text:p>IU2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12"/>
        </table:table-row>
        <table:table-row table:style-name="ro1">
          <table:table-cell office:value-type="string">
            <text:p>IU3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12"/>
        </table:table-row>
        <table:table-row table:style-name="ro1">
          <table:table-cell office:value-type="string">
            <text:p>IU4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12"/>
        </table:table-row>
        <table:table-row table:style-name="ro1">
          <table:table-cell office:value-type="string">
            <text:p>IU5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1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2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3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4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5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6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7</text:p>
          </table:table-cell>
          <table:table-cell office:value-type="string">
            <text:p>Invalid password alert</text:p>
          </table:table-cell>
          <table:table-cell table:number-columns-repeated="12"/>
        </table:table-row>
      </table:table>
      <table:table table:name="AcceptanceConditions" table:style-name="ta1" table:print="false">
        <table:table-column table:style-name="co4" table:default-cell-style-name="Default"/>
        <table:table-column table:style-name="co10" table:default-cell-style-name="Default"/>
        <table:table-column table:style-name="co11" table:default-cell-style-name="ce8"/>
        <table:table-column table:style-name="co4" table:number-columns-repeated="6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Acceptance Type</text:p>
          </table:table-cell>
          <table:table-cell office:value-type="string">
            <text:p>Steps</text:p>
          </table:table-cell>
          <table:table-cell table:number-columns-repeated="6"/>
        </table:table-row>
        <table:table-row table:style-name="ro1">
          <table:table-cell table:style-name="ce8" office:value-type="string">
            <text:p>US1</text:p>
          </table:table-cell>
          <table:table-cell table:style-name="ce9" office:value-type="string" table:number-columns-spanned="1" table:number-rows-spanned="7">
            <text:p>Positive</text:p>
          </table:table-cell>
          <table:table-cell office:value-type="string">
            <text:p>Given the user is on the login page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When the user clicks the register link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When the user provides valid username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And the user provides valid password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And the user submits the credentials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Then the user should get a browser alert saying "Account created successfully</text:p>
          </table:table-cell>
          <table:table-cell table:number-columns-repeated="3"/>
          <table:table-cell table:style-name="ce8"/>
          <table:table-cell/>
          <table:table-cell table:style-name="ce8"/>
        </table:table-row>
        <table:table-row table:style-name="ro1">
          <table:table-cell table:style-name="ce8"/>
          <table:covered-table-cell/>
          <table:table-cell office:value-type="string">
            <text:p>And the user should be redirected to login pag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8">
            <text:p>Negative</text:p>
          </table:table-cell>
          <table:table-cell table:style-name="ce12" office:value-type="string">
            <text:p>Given the user is on the login page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When the user clicks the register link</text:p>
          </table:table-cell>
          <table:table-cell table:number-columns-repeated="3"/>
          <table:table-cell table:style-name="ce8"/>
          <table:table-cell/>
          <table:table-cell table:style-name="ce8"/>
        </table:table-row>
        <table:table-row table:style-name="ro1">
          <table:table-cell/>
          <table:covered-table-cell/>
          <table:table-cell table:style-name="ce12" office:value-type="string">
            <text:p>When the user provides an invalided user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OR when the user provides an invalided password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When the user submits the credentials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Then the user should get a browser alert saying "Invalid username"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Or the user should get a browser alert saying "Invalid password"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Then the user should beredirected to the login page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8"/>
          <table:table-cell/>
          <table:table-cell table:style-name="ce8"/>
        </table:table-row>
        <table:table-row table:style-name="ro1">
          <table:table-cell table:style-name="ce8" office:value-type="string">
            <text:p>US2</text:p>
          </table:table-cell>
          <table:table-cell table:style-name="ce11" office:value-type="string" table:number-columns-spanned="1" table:number-rows-spanned="6">
            <text:p>Positive</text:p>
          </table:table-cell>
          <table:table-cell office:value-type="string">
            <text:p>Given the user is on the login page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When the user clicks the login link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When the user provides a valid username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And the user provides the corrosponding password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And the user sumbits the credentials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Then the user should be directed to the Home pag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7">
            <text:p>Negative</text:p>
          </table:table-cell>
          <table:table-cell office:value-type="string">
            <text:p>Given the user is on the login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login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the user provides an invalided user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OR when the user provides an invalided password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submits the credential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t a browser alert saying "Invalided Credentials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be redirected to the login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US3</text:p>
          </table:table-cell>
          <table:table-cell table:style-name="ce11" office:value-type="string" table:number-columns-spanned="1" table:number-rows-spanned="2">
            <text:p>Positive</text:p>
          </table:table-cell>
          <table:table-cell office:value-type="string">
            <text:p>Given the user follows through with US2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ir planets and moons will be on the home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US4</text:p>
          </table:table-cell>
          <table:table-cell table:style-name="ce11" office:value-type="string" table:number-columns-spanned="1" table:number-rows-spanned="6">
            <text:p>Posi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gives the finding a valid 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specifies the finding is a moon or planet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the user sumbits the data 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is redirected to the home page with their findings add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7">
            <text:p>Nega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gives the finding an invalided 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submits the dat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 a browser alert saying "Invalided Planet name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Or the user should get a browser alert saying "Invalided moon name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be redirected to the home pag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5">
            <text:p>Nega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submits an invalide photo file typ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t a browser alert saying "Invalided file type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is redirected to the home page with their findings add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6">
            <text:p>Nega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submits an invalid planet id for a moon's owner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submits the invalid dat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 a browser alert saying "Invalided Planet Id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be redirected to the home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US5</text:p>
          </table:table-cell>
          <table:table-cell table:style-name="ce11" office:value-type="string" table:number-columns-spanned="1" table:number-rows-spanned="5">
            <text:p>Posi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remove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gives a valid name for one of the user's findin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the user sumbits the data 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is redirected to the home page with the finding removed</text:p>
          </table:table-cell>
          <table:table-cell table:number-columns-repeated="6"/>
        </table:table-row>
      </table:table>
      <table:table table:name="User Stories" table:style-name="ta1" table:print="false">
        <table:table-column table:style-name="co12" table:default-cell-style-name="ce13"/>
        <table:table-column table:style-name="co13" table:default-cell-style-name="ce15"/>
        <table:table-row table:style-name="ro2">
          <table:table-cell office:value-type="string">
            <text:p>ID</text:p>
          </table:table-cell>
          <table:table-cell table:style-name="ce13" office:value-type="string">
            <text:p>User Story</text:p>
          </table:table-cell>
        </table:table-row>
        <table:table-row table:style-name="ro2">
          <table:table-cell table:style-name="ce14" office:value-type="string">
            <text:p>US1</text:p>
          </table:table-cell>
          <table:table-cell office:value-type="string">
            <text:p>As a new user, I want to open an account to save celestial findings</text:p>
          </table:table-cell>
        </table:table-row>
        <table:table-row table:style-name="ro2">
          <table:table-cell office:value-type="string">
            <text:p>US2</text:p>
          </table:table-cell>
          <table:table-cell table:style-name="ce16" office:value-type="string">
            <text:p>As a user, I want to securely access my acount</text:p>
          </table:table-cell>
        </table:table-row>
        <table:table-row table:style-name="ro2">
          <table:table-cell table:style-name="ce14" office:value-type="string">
            <text:p>US3</text:p>
          </table:table-cell>
          <table:table-cell office:value-type="string">
            <text:p>As a user, I want to see my added findings</text:p>
          </table:table-cell>
        </table:table-row>
        <table:table-row table:style-name="ro2">
          <table:table-cell office:value-type="string">
            <text:p>US4</text:p>
          </table:table-cell>
          <table:table-cell table:style-name="ce16" office:value-type="string">
            <text:p>As a user, I want to add new findings</text:p>
          </table:table-cell>
        </table:table-row>
        <table:table-row table:style-name="ro2">
          <table:table-cell table:style-name="ce14" office:value-type="string">
            <text:p>US5</text:p>
          </table:table-cell>
          <table:table-cell office:value-type="string">
            <text:p>As a user, I want to remove planets and moons</text:p>
          </table:table-cell>
        </table:table-row>
      </table:table>
      <table:table table:name="Mapping" table:style-name="ta1" table:print="false">
        <table:table-column table:style-name="co14" table:default-cell-style-name="ce18"/>
        <table:table-column table:style-name="co15" table:default-cell-style-name="ce20"/>
        <table:table-row table:style-name="ro2">
          <table:table-cell table:style-name="ce17" office:value-type="string">
            <text:p>User Story</text:p>
          </table:table-cell>
          <table:table-cell table:style-name="ce19" office:value-type="string">
            <text:p>Req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SR1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1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2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3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4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5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6</text:p>
          </table:table-cell>
        </table:table-row>
        <table:table-row table:style-name="ro2">
          <table:table-cell office:value-type="string">
            <text:p>US2</text:p>
          </table:table-cell>
          <table:table-cell office:value-type="string">
            <text:p>SR1</text:p>
          </table:table-cell>
        </table:table-row>
        <table:table-row table:style-name="ro2">
          <table:table-cell office:value-type="string">
            <text:p>US2</text:p>
          </table:table-cell>
          <table:table-cell office:value-type="string">
            <text:p>SR3</text:p>
          </table:table-cell>
        </table:table-row>
        <table:table-row table:style-name="ro2">
          <table:table-cell office:value-type="string">
            <text:p>US3</text:p>
          </table:table-cell>
          <table:table-cell office:value-type="string">
            <text:p>SR2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PR1 – PR6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MR1 – MR4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MR6 – MR7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SR3</text:p>
          </table:table-cell>
        </table:table-row>
        <table:table-row table:style-name="ro2">
          <table:table-cell office:value-type="string">
            <text:p>US5</text:p>
          </table:table-cell>
          <table:table-cell office:value-type="string">
            <text:p>SR3</text:p>
          </table:table-cell>
        </table:table-row>
        <table:table-row table:style-name="ro2">
          <table:table-cell office:value-type="string">
            <text:p>US5</text:p>
          </table:table-cell>
          <table:table-cell office:value-type="string">
            <text:p>MR5</text:p>
          </table:table-cell>
        </table:table-row>
      </table:table>
      <table:table table:name="Security Reqs" table:style-name="ta1" table:print="false">
        <table:table-column table:style-name="co16" table:default-cell-style-name="ce13"/>
        <table:table-column table:style-name="co17" table:default-cell-style-name="ce21"/>
        <table:table-row table:style-name="ro2">
          <table:table-cell office:value-type="string">
            <text:p>ID</text:p>
          </table:table-cell>
          <table:table-cell table:style-name="ce13" office:value-type="string">
            <text:p>Security Req</text:p>
          </table:table-cell>
        </table:table-row>
        <table:table-row table:style-name="ro2">
          <table:table-cell table:style-name="ce14" office:value-type="string">
            <text:p>SR1</text:p>
          </table:table-cell>
          <table:table-cell office:value-type="string">
            <text:p>Password is never visible</text:p>
          </table:table-cell>
        </table:table-row>
        <table:table-row table:style-name="ro2">
          <table:table-cell office:value-type="string">
            <text:p>SR2</text:p>
          </table:table-cell>
          <table:table-cell table:style-name="ce22" office:value-type="string">
            <text:p>User can only interact with resources they add</text:p>
          </table:table-cell>
        </table:table-row>
        <table:table-row table:style-name="ro2">
          <table:table-cell table:style-name="ce14" office:value-type="string">
            <text:p>SR3</text:p>
          </table:table-cell>
          <table:table-cell office:value-type="string">
            <text:p>Only logged in Users can access the home page</text:p>
          </table:table-cell>
        </table:table-row>
      </table:table>
      <table:table table:name="User Reqs" table:style-name="ta1" table:print="false">
        <table:table-column table:style-name="co18" table:default-cell-style-name="ce24"/>
        <table:table-column table:style-name="co19" table:default-cell-style-name="ce25"/>
        <table:table-row table:style-name="ro2">
          <table:table-cell table:style-name="ce23" office:value-type="string">
            <text:p>ID</text:p>
          </table:table-cell>
          <table:table-cell table:style-name="ce23" office:value-type="string">
            <text:p>User Reqs</text:p>
          </table:table-cell>
        </table:table-row>
        <table:table-row table:style-name="ro2">
          <table:table-cell office:value-type="string">
            <text:p>UR1</text:p>
          </table:table-cell>
          <table:table-cell office:value-type="string">
            <text:p>Users have unique usernames</text:p>
          </table:table-cell>
        </table:table-row>
        <table:table-row table:style-name="ro2">
          <table:table-cell office:value-type="string">
            <text:p>UR2</text:p>
          </table:table-cell>
          <table:table-cell office:value-type="string">
            <text:p>Usernames and passwords are between 5 – 30 characters</text:p>
          </table:table-cell>
        </table:table-row>
        <table:table-row table:style-name="ro2">
          <table:table-cell office:value-type="string">
            <text:p>UR3</text:p>
          </table:table-cell>
          <table:table-cell office:value-type="string">
            <text:p>Usernames and passwords start with a letter</text:p>
          </table:table-cell>
        </table:table-row>
        <table:table-row table:style-name="ro2">
          <table:table-cell office:value-type="string">
            <text:p>UR4</text:p>
          </table:table-cell>
          <table:table-cell office:value-type="string">
            <text:p>Usernames should support lower/upper case, numeric, underscores, and dashes</text:p>
          </table:table-cell>
        </table:table-row>
        <table:table-row table:style-name="ro2">
          <table:table-cell office:value-type="string">
            <text:p>UR5</text:p>
          </table:table-cell>
          <table:table-cell office:value-type="string">
            <text:p>Passwords should contain lower/upper case and numeric</text:p>
          </table:table-cell>
        </table:table-row>
        <table:table-row table:style-name="ro2">
          <table:table-cell office:value-type="string">
            <text:p>UR6</text:p>
          </table:table-cell>
          <table:table-cell office:value-type="string">
            <text:p>Passwords should support underscores and dashes</text:p>
          </table:table-cell>
        </table:table-row>
      </table:table>
      <table:table table:name="Planet reqs" table:style-name="ta1" table:print="false">
        <table:table-column table:style-name="co32" table:default-cell-style-name="ce41"/>
        <table:table-column table:style-name="co33" table:default-cell-style-name="ce42"/>
        <table:table-row table:style-name="ro1">
          <table:table-cell table:style-name="ce40" office:value-type="string">
            <text:p>ID</text:p>
          </table:table-cell>
          <table:table-cell table:style-name="ce40" office:value-type="string">
            <text:p>Planet Reqs</text:p>
          </table:table-cell>
        </table:table-row>
        <table:table-row table:style-name="ro1">
          <table:table-cell office:value-type="string">
            <text:p>PR1</text:p>
          </table:table-cell>
          <table:table-cell office:value-type="string">
            <text:p>Planet name should between 1 – 30 characters</text:p>
          </table:table-cell>
        </table:table-row>
        <table:table-row table:style-name="ro1">
          <table:table-cell office:value-type="string">
            <text:p>PR2</text:p>
          </table:table-cell>
          <table:table-cell office:value-type="string">
            <text:p>Planet name should support characters like username</text:p>
          </table:table-cell>
        </table:table-row>
        <table:table-row table:style-name="ro1">
          <table:table-cell office:value-type="string">
            <text:p>PR3</text:p>
          </table:table-cell>
          <table:table-cell office:value-type="string">
            <text:p>Planets should have unique names</text:p>
          </table:table-cell>
        </table:table-row>
        <table:table-row table:style-name="ro1">
          <table:table-cell office:value-type="string">
            <text:p>PR4</text:p>
          </table:table-cell>
          <table:table-cell office:value-type="string">
            <text:p>Planets should be owned by the user that adds them</text:p>
          </table:table-cell>
        </table:table-row>
        <table:table-row table:style-name="ro1">
          <table:table-cell office:value-type="string">
            <text:p>PR5</text:p>
          </table:table-cell>
          <table:table-cell office:value-type="string">
            <text:p>Planets should allow associated image, but not required</text:p>
          </table:table-cell>
        </table:table-row>
        <table:table-row table:style-name="ro1">
          <table:table-cell office:value-type="string">
            <text:p>PR6</text:p>
          </table:table-cell>
          <table:table-cell table:style-name="ce43" office:value-type="string">
            <text:p>JPEG &amp; PNG should be supported</text:p>
          </table:table-cell>
        </table:table-row>
      </table:table>
      <table:table table:name="Moon Reqs" table:style-name="ta1" table:print="false">
        <table:table-column table:style-name="co22" table:default-cell-style-name="ce31"/>
        <table:table-column table:style-name="co23" table:default-cell-style-name="ce32"/>
        <table:table-row table:style-name="ro2">
          <table:table-cell table:style-name="ce30" office:value-type="string">
            <text:p>ID</text:p>
          </table:table-cell>
          <table:table-cell table:style-name="ce30" office:value-type="string">
            <text:p>Moon Reqs</text:p>
          </table:table-cell>
        </table:table-row>
        <table:table-row table:style-name="ro2">
          <table:table-cell office:value-type="string">
            <text:p>MR1</text:p>
          </table:table-cell>
          <table:table-cell office:value-type="string">
            <text:p>Moon names should be between 1 – 30 characters</text:p>
          </table:table-cell>
        </table:table-row>
        <table:table-row table:style-name="ro2">
          <table:table-cell office:value-type="string">
            <text:p>MR2</text:p>
          </table:table-cell>
          <table:table-cell office:value-type="string">
            <text:p>Moon names should support same characters as usernames</text:p>
          </table:table-cell>
        </table:table-row>
        <table:table-row table:style-name="ro2">
          <table:table-cell office:value-type="string">
            <text:p>MR3</text:p>
          </table:table-cell>
          <table:table-cell office:value-type="string">
            <text:p>Moons should have unique names</text:p>
          </table:table-cell>
        </table:table-row>
        <table:table-row table:style-name="ro2">
          <table:table-cell office:value-type="string">
            <text:p>MR4</text:p>
          </table:table-cell>
          <table:table-cell office:value-type="string">
            <text:p>Moons should be owned by Planet associted with it</text:p>
          </table:table-cell>
        </table:table-row>
        <table:table-row table:style-name="ro2">
          <table:table-cell office:value-type="string">
            <text:p>MR5</text:p>
          </table:table-cell>
          <table:table-cell office:value-type="string">
            <text:p>Moons should be deleted if their owner is removed from database</text:p>
          </table:table-cell>
        </table:table-row>
        <table:table-row table:style-name="ro2">
          <table:table-cell office:value-type="string">
            <text:p>MR6</text:p>
          </table:table-cell>
          <table:table-cell office:value-type="string">
            <text:p>Moons should allow adding an image, but not be required</text:p>
          </table:table-cell>
        </table:table-row>
        <table:table-row table:style-name="ro2">
          <table:table-cell office:value-type="string">
            <text:p>MR7</text:p>
          </table:table-cell>
          <table:table-cell office:value-type="string">
            <text:p>JPEG &amp; PNG should be support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6">12/26/2024</text:date>, <text:time>09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8M52S</meta:editing-duration>
    <meta:editing-cycles>11</meta:editing-cycles>
    <meta:generator>OpenOffice/4.1.13$Win32 OpenOffice.org_project/4113m1$Build-9810</meta:generator>
    <dc:date>2024-12-26T09:08:05.35</dc:date>
    <dc:creator>William Prahl</dc:creator>
    <meta:document-statistic meta:table-count="8" meta:cell-count="395" meta:object-count="0"/>
    <meta:user-defined meta:name="Info 1"/>
    <meta:user-defined meta:name="Info 2"/>
    <meta:user-defined meta:name="Info 3"/>
    <meta:user-defined meta:name="Info 4"/>
  </office:meta>
</office:document-meta>
</file>